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able_20_Contents">
      <style:text-properties fo:font-size="18.25pt" officeooo:paragraph-rsid="000a71ee" style:font-size-asian="16pt" style:font-size-complex="18.25pt"/>
    </style:style>
    <style:style style:name="P3" style:family="paragraph" style:parent-style-name="Table_20_Contents">
      <style:text-properties fo:font-size="18.25pt" officeooo:rsid="000e2d5f" officeooo:paragraph-rsid="000e2d5f" style:font-size-asian="16pt" style:font-size-complex="18.25pt"/>
    </style:style>
    <style:style style:name="P4" style:family="paragraph" style:parent-style-name="Table_20_Contents">
      <style:text-properties fo:font-size="22pt" officeooo:rsid="000e2d5f" officeooo:paragraph-rsid="000e2d5f" style:font-size-asian="22pt" style:font-size-complex="22pt"/>
    </style:style>
    <style:style style:name="P5" style:family="paragraph" style:parent-style-name="Table_20_Contents">
      <style:text-properties fo:font-size="22pt" officeooo:rsid="000f24ff" officeooo:paragraph-rsid="000f24ff" style:font-size-asian="22pt" style:font-size-complex="22pt"/>
    </style:style>
    <style:style style:name="P6" style:family="paragraph" style:parent-style-name="Table_20_Contents">
      <style:text-properties style:font-name="Cambria" fo:font-size="16pt" fo:font-weight="normal" officeooo:paragraph-rsid="000c57a0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Heading_20_2"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Heading_20_2">
      <style:text-properties fo:font-size="22pt" fo:font-weight="bold" officeooo:paragraph-rsid="000a71ee" style:font-size-asian="22pt" style:font-weight-asian="bold" style:font-size-complex="22pt" style:font-weight-complex="bold"/>
    </style:style>
    <style:style style:name="P9" style:family="paragraph" style:parent-style-name="Heading_20_2">
      <style:text-properties fo:font-size="22pt" fo:font-weight="bold" officeooo:paragraph-rsid="000f24ff" style:font-size-asian="22pt" style:font-weight-asian="bold" style:font-size-complex="22pt" style:font-weight-complex="bold"/>
    </style:style>
    <style:style style:name="P10" style:family="paragraph" style:parent-style-name="Heading_20_2">
      <style:text-properties style:font-name="Cambria" fo:font-size="22pt" fo:font-weight="bold" officeooo:paragraph-rsid="000c57a0" style:font-size-asian="22pt" style:font-weight-asian="bold" style:font-size-complex="22pt" style:font-weight-complex="bold"/>
    </style:style>
    <style:style style:name="P11" style:family="paragraph" style:parent-style-name="Text_20_body">
      <style:text-properties style:font-name="Cambria" fo:font-size="22pt" fo:font-weight="bold" officeooo:paragraph-rsid="000c57a0" style:font-size-asian="22pt" style:language-asian="zh" style:country-asian="CN" style:font-weight-asian="bold" style:font-size-complex="22pt" style:font-weight-complex="bold"/>
    </style:style>
    <style:style style:name="P12" style:family="paragraph" style:parent-style-name="Text_20_body">
      <style:text-properties style:font-name="Cambria" fo:font-size="22pt" fo:font-weight="bold" officeooo:paragraph-rsid="000f24ff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Cambria" style:language-asian="zh" style:country-asian="CN"/>
    </style:style>
    <style:style style:name="T3" style:family="text">
      <style:text-properties style:font-name="Cambria" style:font-name-asian="宋体1" style:language-asian="zh" style:country-asian="CN"/>
    </style:style>
    <style:style style:name="T4" style:family="text">
      <style:text-properties style:font-name-asian="宋体1"/>
    </style:style>
    <style:style style:name="T5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1.</text:span>innerText<text:span text:style-name="T4">和</text:span><text:span text:style-name="T1">innerHTML</text:span></text:h>
      <text:h text:style-name="P8" text:outline-level="2">innerText</text:h>
      <text:p text:style-name="P2">设置或获取位于对象起始和结束标签内的文本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<text:s/>var obj1=<text:span text:style-name="T5">document.getElementById("div1").innerText</text:span>="我是div1";</text:p>
          </table:table-cell>
        </table:table-row>
      </table:table>
      <text:p text:style-name="P1"/>
      <text:p text:style-name="P1"/>
      <text:p text:style-name="P1"/>
      <text:h text:style-name="P10" text:outline-level="2">InnerHTML</text:h>
      <text:p text:style-name="P6">设置或获取位于对象起始和结束标签内的 HTML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<text:s/>var obj2=document.getElementById("div3").innerHTML="&lt;font color='red'&gt;我是div2&lt;/font&gt;";</text:p>
          </table:table-cell>
        </table:table-row>
      </table:table>
      <text:p text:style-name="P11"/>
      <text:h text:style-name="P9" text:outline-level="2"><text:span text:style-name="T2">innerText</text:span><text:span text:style-name="T3">和</text:span><text:span text:style-name="T2">innerHTML的获得</text:span></text:h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">function myclick(){</text:p>
            <text:p text:style-name="P5"><text:tab/>//innerText获取的时候只能拿到元素内的除了html元素外的文本内容</text:p>
            <text:p text:style-name="P5"><text:tab/>var t1=document.getElementById("div2").innerText;</text:p>
            <text:p text:style-name="P5"><text:tab/>alert(t1);</text:p>
            <text:p text:style-name="P5"><text:tab/>//获得原始内的所有</text:p>
            <text:p text:style-name="P5"><text:tab/>var t2=document.getElementById("div3").innerHTML;</text:p>
            <text:p text:style-name="P5"><text:tab/>alert(t2);</text:p>
            <text:p text:style-name="P5">}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9S</meta:editing-duration>
    <meta:editing-cycles>6</meta:editing-cycles>
    <meta:generator>LibreOffice/5.3.0.3$Windows_X86_64 LibreOffice_project/7074905676c47b82bbcfbea1aeefc84afe1c50e1</meta:generator>
    <dc:date>2018-03-28T14:11:59.342000000</dc:date>
    <meta:document-statistic meta:table-count="3" meta:image-count="0" meta:object-count="0" meta:page-count="2" meta:paragraph-count="16" meta:word-count="104" meta:character-count="443" meta:non-whitespace-character-count="428"/>
    <meta:user-defined meta:name="Info 1"/>
    <meta:user-defined meta:name="Info 2"/>
    <meta:user-defined meta:name="Info 3"/>
    <meta:user-defined meta:name="Info 4"/>
  </office:meta>
</office:document-meta>
</file>